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emp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emp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2]-[.C2])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2]-[.H2])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2]-[.M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3]-[.C3]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3]-[.H3]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3]-[.M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4]-[.C4])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4]-[.H4])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4]-[.M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5]-[.C5])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5]-[.H5])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5]-[.M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6]-[.C6])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6]-[.H6])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6]-[.M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7]-[.C7])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7]-[.H7])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7]-[.M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8]-[.C8])"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8]-[.H8])"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8]-[.M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9]-[.C9])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9]-[.H9])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9]-[.M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0]-[.C10])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10]-[.H10])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10]-[.M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1]-[.C11])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11]-[.H11])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11]-[.M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2]-[.C12])"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12]-[.H12])"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12]-[.M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3]-[.C13])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13]-[.H13])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13]-[.M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4]-[.C14])" office:value-type="float" office:value="0" calcext:value-type="float">
            <text:p>0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14]-[.H14])" office:value-type="float" office:value="0" calcext:value-type="float">
            <text:p>0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14]-[.M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5]-[.C15])"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15]-[.H15])"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15]-[.M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6]-[.C16])" office:value-type="float" office:value="0" calcext:value-type="float">
            <text:p>0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16]-[.H16])" office:value-type="float" office:value="0" calcext:value-type="float">
            <text:p>0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16]-[.M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7]-[.C17])" office:value-type="float" office:value="0" calcext:value-type="float">
            <text:p>0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17]-[.H17])" office:value-type="float" office:value="0" calcext:value-type="float">
            <text:p>0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17]-[.M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8]-[.C18])" office:value-type="float" office:value="0" calcext:value-type="float">
            <text:p>0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18]-[.H18])" office:value-type="float" office:value="0" calcext:value-type="float">
            <text:p>0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18]-[.M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9]-[.C19])" office:value-type="float" office:value="0" calcext:value-type="float">
            <text:p>0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19]-[.H19])" office:value-type="float" office:value="0" calcext:value-type="float">
            <text:p>0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19]-[.M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20]-[.C20])" office:value-type="float" office:value="0" calcext:value-type="float">
            <text:p>0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20]-[.H20])" office:value-type="float" office:value="0" calcext:value-type="float">
            <text:p>0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20]-[.M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21]-[.C21])"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21]-[.H21])"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21]-[.M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22]-[.C22])"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22]-[.H22])"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22]-[.M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23]-[.C23])" office:value-type="float" office:value="0" calcext:value-type="float">
            <text:p>0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23]-[.H23])" office:value-type="float" office:value="0" calcext:value-type="float">
            <text:p>0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23]-[.M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24]-[.C24])" office:value-type="float" office:value="0" calcext:value-type="float">
            <text:p>0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24]-[.H24])" office:value-type="float" office:value="0" calcext:value-type="float">
            <text:p>0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24]-[.M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25]-[.C25])"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25]-[.H25])"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25]-[.M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26]-[.C26])"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26]-[.H26])"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26]-[.M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27]-[.C27])" office:value-type="float" office:value="0" calcext:value-type="float">
            <text:p>0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27]-[.H27])" office:value-type="float" office:value="0" calcext:value-type="float">
            <text:p>0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27]-[.M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28]-[.C28])" office:value-type="float" office:value="0" calcext:value-type="float">
            <text:p>0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28]-[.H28])" office:value-type="float" office:value="0" calcext:value-type="float">
            <text:p>0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28]-[.M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29]-[.C29])" office:value-type="float" office:value="0" calcext:value-type="float">
            <text:p>0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29]-[.H29])" office:value-type="float" office:value="0" calcext:value-type="float">
            <text:p>0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29]-[.M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30]-[.C30])" office:value-type="float" office:value="0" calcext:value-type="float">
            <text:p>0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30]-[.H30])" office:value-type="float" office:value="0" calcext:value-type="float">
            <text:p>0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30]-[.M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31]-[.C31])" office:value-type="float" office:value="0" calcext:value-type="float">
            <text:p>0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31]-[.H31])" office:value-type="float" office:value="0" calcext:value-type="float">
            <text:p>0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31]-[.M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32]-[.C32])" office:value-type="float" office:value="0" calcext:value-type="float">
            <text:p>0</text:p>
          </table:table-cell>
          <table:table-cell/>
          <table:table-cell office:value-type="float" office:value="310" calcext:value-type="float">
            <text:p>31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32]-[.H32])" office:value-type="float" office:value="0" calcext:value-type="float">
            <text:p>0</text:p>
          </table:table-cell>
          <table:table-cell/>
          <table:table-cell office:value-type="float" office:value="310" calcext:value-type="float">
            <text:p>31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32]-[.M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33]-[.C33])" office:value-type="float" office:value="0" calcext:value-type="float">
            <text:p>0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33]-[.H33])" office:value-type="float" office:value="0" calcext:value-type="float">
            <text:p>0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33]-[.M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34]-[.C34])" office:value-type="float" office:value="0" calcext:value-type="float">
            <text:p>0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34]-[.H34])" office:value-type="float" office:value="0" calcext:value-type="float">
            <text:p>0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34]-[.M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35]-[.C35])" office:value-type="float" office:value="0" calcext:value-type="float">
            <text:p>0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35]-[.H35])" office:value-type="float" office:value="0" calcext:value-type="float">
            <text:p>0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35]-[.M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36]-[.C36])" office:value-type="float" office:value="0" calcext:value-type="float">
            <text:p>0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36]-[.H36])" office:value-type="float" office:value="0" calcext:value-type="float">
            <text:p>0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36]-[.M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37]-[.C37])" office:value-type="float" office:value="0" calcext:value-type="float">
            <text:p>0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37]-[.H37])" office:value-type="float" office:value="0" calcext:value-type="float">
            <text:p>0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37]-[.M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38]-[.C38])" office:value-type="float" office:value="0" calcext:value-type="float">
            <text:p>0</text:p>
          </table:table-cell>
          <table:table-cell/>
          <table:table-cell office:value-type="float" office:value="370" calcext:value-type="float">
            <text:p>37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38]-[.H38])" office:value-type="float" office:value="0" calcext:value-type="float">
            <text:p>0</text:p>
          </table:table-cell>
          <table:table-cell/>
          <table:table-cell office:value-type="float" office:value="370" calcext:value-type="float">
            <text:p>37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38]-[.M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39]-[.C39])" office:value-type="float" office:value="0" calcext:value-type="float">
            <text:p>0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39]-[.H39])" office:value-type="float" office:value="0" calcext:value-type="float">
            <text:p>0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39]-[.M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40]-[.C40])" office:value-type="float" office:value="0" calcext:value-type="float">
            <text:p>0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40]-[.H40])" office:value-type="float" office:value="0" calcext:value-type="float">
            <text:p>0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40]-[.M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41]-[.C41])" office:value-type="float" office:value="0" calcext:value-type="float">
            <text:p>0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41]-[.H41])" office:value-type="float" office:value="0" calcext:value-type="float">
            <text:p>0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41]-[.M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42]-[.C42])" office:value-type="float" office:value="0" calcext:value-type="float">
            <text:p>0</text:p>
          </table:table-cell>
          <table:table-cell/>
          <table:table-cell office:value-type="float" office:value="410" calcext:value-type="float">
            <text:p>41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42]-[.H42])" office:value-type="float" office:value="0" calcext:value-type="float">
            <text:p>0</text:p>
          </table:table-cell>
          <table:table-cell/>
          <table:table-cell office:value-type="float" office:value="410" calcext:value-type="float">
            <text:p>41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42]-[.M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43]-[.C43])" office:value-type="float" office:value="0" calcext:value-type="float">
            <text:p>0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43]-[.H43])" office:value-type="float" office:value="0" calcext:value-type="float">
            <text:p>0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43]-[.M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44]-[.C44])" office:value-type="float" office:value="0" calcext:value-type="float">
            <text:p>0</text:p>
          </table:table-cell>
          <table:table-cell/>
          <table:table-cell office:value-type="float" office:value="430" calcext:value-type="float">
            <text:p>43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44]-[.H44])" office:value-type="float" office:value="0" calcext:value-type="float">
            <text:p>0</text:p>
          </table:table-cell>
          <table:table-cell/>
          <table:table-cell office:value-type="float" office:value="430" calcext:value-type="float">
            <text:p>43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44]-[.M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45]-[.C45])" office:value-type="float" office:value="0" calcext:value-type="float">
            <text:p>0</text:p>
          </table:table-cell>
          <table:table-cell/>
          <table:table-cell office:value-type="float" office:value="440" calcext:value-type="float">
            <text:p>44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45]-[.H45])" office:value-type="float" office:value="0" calcext:value-type="float">
            <text:p>0</text:p>
          </table:table-cell>
          <table:table-cell/>
          <table:table-cell office:value-type="float" office:value="440" calcext:value-type="float">
            <text:p>44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45]-[.M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46]-[.C46])" office:value-type="float" office:value="0" calcext:value-type="float">
            <text:p>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46]-[.H46])" office:value-type="float" office:value="0" calcext:value-type="float">
            <text:p>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46]-[.M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47]-[.C47])" office:value-type="float" office:value="0" calcext:value-type="float">
            <text:p>0</text:p>
          </table:table-cell>
          <table:table-cell/>
          <table:table-cell office:value-type="float" office:value="460" calcext:value-type="float">
            <text:p>46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47]-[.H47])" office:value-type="float" office:value="0" calcext:value-type="float">
            <text:p>0</text:p>
          </table:table-cell>
          <table:table-cell/>
          <table:table-cell office:value-type="float" office:value="460" calcext:value-type="float">
            <text:p>46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47]-[.M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48]-[.C48])" office:value-type="float" office:value="0" calcext:value-type="float">
            <text:p>0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48]-[.H48])" office:value-type="float" office:value="0" calcext:value-type="float">
            <text:p>0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48]-[.M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49]-[.C49])" office:value-type="float" office:value="0" calcext:value-type="float">
            <text:p>0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49]-[.H49])" office:value-type="float" office:value="0" calcext:value-type="float">
            <text:p>0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49]-[.M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50]-[.C50])" office:value-type="float" office:value="0" calcext:value-type="float">
            <text:p>0</text:p>
          </table:table-cell>
          <table:table-cell/>
          <table:table-cell office:value-type="float" office:value="490" calcext:value-type="float">
            <text:p>49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50]-[.H50])" office:value-type="float" office:value="0" calcext:value-type="float">
            <text:p>0</text:p>
          </table:table-cell>
          <table:table-cell/>
          <table:table-cell office:value-type="float" office:value="490" calcext:value-type="float">
            <text:p>49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50]-[.M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51]-[.C51])"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51]-[.H51])"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51]-[.M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52]-[.C52])" office:value-type="float" office:value="0" calcext:value-type="float">
            <text:p>0</text:p>
          </table:table-cell>
          <table:table-cell/>
          <table:table-cell office:value-type="float" office:value="510" calcext:value-type="float">
            <text:p>51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52]-[.H52])" office:value-type="float" office:value="0" calcext:value-type="float">
            <text:p>0</text:p>
          </table:table-cell>
          <table:table-cell/>
          <table:table-cell office:value-type="float" office:value="510" calcext:value-type="float">
            <text:p>51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52]-[.M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53]-[.C53])" office:value-type="float" office:value="0" calcext:value-type="float">
            <text:p>0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53]-[.H53])" office:value-type="float" office:value="0" calcext:value-type="float">
            <text:p>0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53]-[.M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54]-[.C54])" office:value-type="float" office:value="0" calcext:value-type="float">
            <text:p>0</text:p>
          </table:table-cell>
          <table:table-cell/>
          <table:table-cell office:value-type="float" office:value="530" calcext:value-type="float">
            <text:p>53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54]-[.H54])" office:value-type="float" office:value="0" calcext:value-type="float">
            <text:p>0</text:p>
          </table:table-cell>
          <table:table-cell/>
          <table:table-cell office:value-type="float" office:value="530" calcext:value-type="float">
            <text:p>53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54]-[.M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55]-[.C55])" office:value-type="float" office:value="0" calcext:value-type="float">
            <text:p>0</text:p>
          </table:table-cell>
          <table:table-cell/>
          <table:table-cell office:value-type="float" office:value="540" calcext:value-type="float">
            <text:p>54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55]-[.H55])" office:value-type="float" office:value="0" calcext:value-type="float">
            <text:p>0</text:p>
          </table:table-cell>
          <table:table-cell/>
          <table:table-cell office:value-type="float" office:value="540" calcext:value-type="float">
            <text:p>54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55]-[.M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56]-[.C56])" office:value-type="float" office:value="0" calcext:value-type="float">
            <text:p>0</text:p>
          </table:table-cell>
          <table:table-cell/>
          <table:table-cell office:value-type="float" office:value="550" calcext:value-type="float">
            <text:p>55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56]-[.H56])" office:value-type="float" office:value="0" calcext:value-type="float">
            <text:p>0</text:p>
          </table:table-cell>
          <table:table-cell/>
          <table:table-cell office:value-type="float" office:value="550" calcext:value-type="float">
            <text:p>55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56]-[.M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57]-[.C57])" office:value-type="float" office:value="0" calcext:value-type="float">
            <text:p>0</text:p>
          </table:table-cell>
          <table:table-cell/>
          <table:table-cell office:value-type="float" office:value="560" calcext:value-type="float">
            <text:p>56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57]-[.H57])" office:value-type="float" office:value="0" calcext:value-type="float">
            <text:p>0</text:p>
          </table:table-cell>
          <table:table-cell/>
          <table:table-cell office:value-type="float" office:value="560" calcext:value-type="float">
            <text:p>56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57]-[.M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58]-[.C58])" office:value-type="float" office:value="0" calcext:value-type="float">
            <text:p>0</text:p>
          </table:table-cell>
          <table:table-cell/>
          <table:table-cell office:value-type="float" office:value="570" calcext:value-type="float">
            <text:p>57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58]-[.H58])" office:value-type="float" office:value="0" calcext:value-type="float">
            <text:p>0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([.L58]-[.M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59]-[.C59])" office:value-type="float" office:value="0" calcext:value-type="float">
            <text:p>0</text:p>
          </table:table-cell>
          <table:table-cell/>
          <table:table-cell office:value-type="float" office:value="580" calcext:value-type="float">
            <text:p>58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59]-[.H59])" office:value-type="float" office:value="0" calcext:value-type="float">
            <text:p>0</text:p>
          </table:table-cell>
          <table:table-cell/>
          <table:table-cell office:value-type="float" office:value="580" calcext:value-type="float">
            <text:p>58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59]-[.M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60]-[.C60])" office:value-type="float" office:value="0" calcext:value-type="float">
            <text:p>0</text:p>
          </table:table-cell>
          <table:table-cell/>
          <table:table-cell office:value-type="float" office:value="590" calcext:value-type="float">
            <text:p>59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60]-[.H60])" office:value-type="float" office:value="0" calcext:value-type="float">
            <text:p>0</text:p>
          </table:table-cell>
          <table:table-cell/>
          <table:table-cell office:value-type="float" office:value="590" calcext:value-type="float">
            <text:p>59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60]-[.M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61]-[.C61])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61]-[.H61])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61]-[.M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62]-[.C62])" office:value-type="float" office:value="0" calcext:value-type="float">
            <text:p>0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62]-[.H62])" office:value-type="float" office:value="0" calcext:value-type="float">
            <text:p>0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62]-[.M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63]-[.C63])" office:value-type="float" office:value="0" calcext:value-type="float">
            <text:p>0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63]-[.H63])" office:value-type="float" office:value="0" calcext:value-type="float">
            <text:p>0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([.L63]-[.M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64]-[.C64])" office:value-type="float" office:value="0" calcext:value-type="float">
            <text:p>0</text:p>
          </table:table-cell>
          <table:table-cell/>
          <table:table-cell office:value-type="float" office:value="630" calcext:value-type="float">
            <text:p>63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64]-[.H64])" office:value-type="float" office:value="0" calcext:value-type="float">
            <text:p>0</text:p>
          </table:table-cell>
          <table:table-cell/>
          <table:table-cell office:value-type="float" office:value="630" calcext:value-type="float">
            <text:p>63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64]-[.M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65]-[.C65])" office:value-type="float" office:value="0" calcext:value-type="float">
            <text:p>0</text:p>
          </table:table-cell>
          <table:table-cell/>
          <table:table-cell office:value-type="float" office:value="640" calcext:value-type="float">
            <text:p>64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65]-[.H65])" office:value-type="float" office:value="0" calcext:value-type="float">
            <text:p>0</text:p>
          </table:table-cell>
          <table:table-cell/>
          <table:table-cell office:value-type="float" office:value="640" calcext:value-type="float">
            <text:p>64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65]-[.M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66]-[.C66])" office:value-type="float" office:value="0" calcext:value-type="float">
            <text:p>0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G66]-[.H66])" office:value-type="float" office:value="1" calcext:value-type="float">
            <text:p>1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66]-[.M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67]-[.C67])" office:value-type="float" office:value="0" calcext:value-type="float">
            <text:p>0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67]-[.H67])" office:value-type="float" office:value="0" calcext:value-type="float">
            <text:p>0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67]-[.M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68]-[.C68])" office:value-type="float" office:value="0" calcext:value-type="float">
            <text:p>0</text:p>
          </table:table-cell>
          <table:table-cell/>
          <table:table-cell office:value-type="float" office:value="670" calcext:value-type="float">
            <text:p>67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68]-[.H68])" office:value-type="float" office:value="0" calcext:value-type="float">
            <text:p>0</text:p>
          </table:table-cell>
          <table:table-cell/>
          <table:table-cell office:value-type="float" office:value="670" calcext:value-type="float">
            <text:p>67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68]-[.M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69]-[.C69])" office:value-type="float" office:value="0" calcext:value-type="float">
            <text:p>0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69]-[.H69])" office:value-type="float" office:value="0" calcext:value-type="float">
            <text:p>0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69]-[.M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70]-[.C70])" office:value-type="float" office:value="0" calcext:value-type="float">
            <text:p>0</text:p>
          </table:table-cell>
          <table:table-cell/>
          <table:table-cell office:value-type="float" office:value="690" calcext:value-type="float">
            <text:p>69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70]-[.H70])" office:value-type="float" office:value="0" calcext:value-type="float">
            <text:p>0</text:p>
          </table:table-cell>
          <table:table-cell/>
          <table:table-cell office:value-type="float" office:value="690" calcext:value-type="float">
            <text:p>69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70]-[.M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71]-[.C71])" office:value-type="float" office:value="0" calcext:value-type="float">
            <text:p>0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71]-[.H71])" office:value-type="float" office:value="0" calcext:value-type="float">
            <text:p>0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71]-[.M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72]-[.C72])" office:value-type="float" office:value="0" calcext:value-type="float">
            <text:p>0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72]-[.H72])" office:value-type="float" office:value="0" calcext:value-type="float">
            <text:p>0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72]-[.M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73]-[.C73])" office:value-type="float" office:value="0" calcext:value-type="float">
            <text:p>0</text:p>
          </table:table-cell>
          <table:table-cell/>
          <table:table-cell office:value-type="float" office:value="720" calcext:value-type="float">
            <text:p>72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73]-[.H73])" office:value-type="float" office:value="0" calcext:value-type="float">
            <text:p>0</text:p>
          </table:table-cell>
          <table:table-cell/>
          <table:table-cell office:value-type="float" office:value="720" calcext:value-type="float">
            <text:p>72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73]-[.M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74]-[.C74])"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74]-[.H74])"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74]-[.M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75]-[.C75])" office:value-type="float" office:value="0" calcext:value-type="float">
            <text:p>0</text:p>
          </table:table-cell>
          <table:table-cell/>
          <table:table-cell office:value-type="float" office:value="740" calcext:value-type="float">
            <text:p>74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75]-[.H75])" office:value-type="float" office:value="0" calcext:value-type="float">
            <text:p>0</text:p>
          </table:table-cell>
          <table:table-cell/>
          <table:table-cell office:value-type="float" office:value="740" calcext:value-type="float">
            <text:p>74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75]-[.M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76]-[.C76])" office:value-type="float" office:value="0" calcext:value-type="float">
            <text:p>0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76]-[.H76])" office:value-type="float" office:value="0" calcext:value-type="float">
            <text:p>0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76]-[.M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77]-[.C77])" office:value-type="float" office:value="0" calcext:value-type="float">
            <text:p>0</text:p>
          </table:table-cell>
          <table:table-cell/>
          <table:table-cell office:value-type="float" office:value="760" calcext:value-type="float">
            <text:p>76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77]-[.H77])" office:value-type="float" office:value="0" calcext:value-type="float">
            <text:p>0</text:p>
          </table:table-cell>
          <table:table-cell/>
          <table:table-cell office:value-type="float" office:value="760" calcext:value-type="float">
            <text:p>76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77]-[.M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78]-[.C78])" office:value-type="float" office:value="0" calcext:value-type="float">
            <text:p>0</text:p>
          </table:table-cell>
          <table:table-cell/>
          <table:table-cell office:value-type="float" office:value="770" calcext:value-type="float">
            <text:p>77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78]-[.H78])" office:value-type="float" office:value="0" calcext:value-type="float">
            <text:p>0</text:p>
          </table:table-cell>
          <table:table-cell/>
          <table:table-cell office:value-type="float" office:value="770" calcext:value-type="float">
            <text:p>77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78]-[.M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79]-[.C79])" office:value-type="float" office:value="0" calcext:value-type="float">
            <text:p>0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79]-[.H79])" office:value-type="float" office:value="0" calcext:value-type="float">
            <text:p>0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([.L79]-[.M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80]-[.C80])" office:value-type="float" office:value="0" calcext:value-type="float">
            <text:p>0</text:p>
          </table:table-cell>
          <table:table-cell/>
          <table:table-cell office:value-type="float" office:value="790" calcext:value-type="float">
            <text:p>79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80]-[.H80])" office:value-type="float" office:value="0" calcext:value-type="float">
            <text:p>0</text:p>
          </table:table-cell>
          <table:table-cell/>
          <table:table-cell office:value-type="float" office:value="790" calcext:value-type="float">
            <text:p>79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80]-[.M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81]-[.C81])" office:value-type="float" office:value="0" calcext:value-type="float">
            <text:p>0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81]-[.H81])" office:value-type="float" office:value="0" calcext:value-type="float">
            <text:p>0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81]-[.M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82]-[.C82])" office:value-type="float" office:value="0" calcext:value-type="float">
            <text:p>0</text:p>
          </table:table-cell>
          <table:table-cell/>
          <table:table-cell office:value-type="float" office:value="810" calcext:value-type="float">
            <text:p>81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82]-[.H82])" office:value-type="float" office:value="0" calcext:value-type="float">
            <text:p>0</text:p>
          </table:table-cell>
          <table:table-cell/>
          <table:table-cell office:value-type="float" office:value="810" calcext:value-type="float">
            <text:p>81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82]-[.M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83]-[.C83])" office:value-type="float" office:value="0" calcext:value-type="float">
            <text:p>0</text:p>
          </table:table-cell>
          <table:table-cell/>
          <table:table-cell office:value-type="float" office:value="820" calcext:value-type="float">
            <text:p>82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83]-[.H83])" office:value-type="float" office:value="0" calcext:value-type="float">
            <text:p>0</text:p>
          </table:table-cell>
          <table:table-cell/>
          <table:table-cell office:value-type="float" office:value="820" calcext:value-type="float">
            <text:p>82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83]-[.M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84]-[.C84])" office:value-type="float" office:value="0" calcext:value-type="float">
            <text:p>0</text:p>
          </table:table-cell>
          <table:table-cell/>
          <table:table-cell office:value-type="float" office:value="830" calcext:value-type="float">
            <text:p>83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84]-[.H84])" office:value-type="float" office:value="0" calcext:value-type="float">
            <text:p>0</text:p>
          </table:table-cell>
          <table:table-cell/>
          <table:table-cell office:value-type="float" office:value="830" calcext:value-type="float">
            <text:p>83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84]-[.M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85]-[.C85])" office:value-type="float" office:value="0" calcext:value-type="float">
            <text:p>0</text:p>
          </table:table-cell>
          <table:table-cell/>
          <table:table-cell office:value-type="float" office:value="840" calcext:value-type="float">
            <text:p>84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85]-[.H85])" office:value-type="float" office:value="0" calcext:value-type="float">
            <text:p>0</text:p>
          </table:table-cell>
          <table:table-cell/>
          <table:table-cell office:value-type="float" office:value="840" calcext:value-type="float">
            <text:p>84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85]-[.M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86]-[.C86])" office:value-type="float" office:value="0" calcext:value-type="float">
            <text:p>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86]-[.H86])" office:value-type="float" office:value="0" calcext:value-type="float">
            <text:p>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86]-[.M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87]-[.C87])" office:value-type="float" office:value="0" calcext:value-type="float">
            <text:p>0</text:p>
          </table:table-cell>
          <table:table-cell/>
          <table:table-cell office:value-type="float" office:value="860" calcext:value-type="float">
            <text:p>86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87]-[.H87])" office:value-type="float" office:value="0" calcext:value-type="float">
            <text:p>0</text:p>
          </table:table-cell>
          <table:table-cell/>
          <table:table-cell office:value-type="float" office:value="860" calcext:value-type="float">
            <text:p>86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87]-[.M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88]-[.C88])" office:value-type="float" office:value="0" calcext:value-type="float">
            <text:p>0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88]-[.H88])" office:value-type="float" office:value="0" calcext:value-type="float">
            <text:p>0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88]-[.M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89]-[.C89])" office:value-type="float" office:value="0" calcext:value-type="float">
            <text:p>0</text:p>
          </table:table-cell>
          <table:table-cell/>
          <table:table-cell office:value-type="float" office:value="880" calcext:value-type="float">
            <text:p>88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89]-[.H89])" office:value-type="float" office:value="0" calcext:value-type="float">
            <text:p>0</text:p>
          </table:table-cell>
          <table:table-cell/>
          <table:table-cell office:value-type="float" office:value="880" calcext:value-type="float">
            <text:p>88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89]-[.M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90]-[.C90])" office:value-type="float" office:value="0" calcext:value-type="float">
            <text:p>0</text:p>
          </table:table-cell>
          <table:table-cell/>
          <table:table-cell office:value-type="float" office:value="890" calcext:value-type="float">
            <text:p>89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90]-[.H90])" office:value-type="float" office:value="0" calcext:value-type="float">
            <text:p>0</text:p>
          </table:table-cell>
          <table:table-cell/>
          <table:table-cell office:value-type="float" office:value="890" calcext:value-type="float">
            <text:p>89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90]-[.M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91]-[.C91])" office:value-type="float" office:value="0" calcext:value-type="float">
            <text:p>0</text:p>
          </table:table-cell>
          <table:table-cell/>
          <table:table-cell office:value-type="float" office:value="900" calcext:value-type="float">
            <text:p>90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91]-[.H91])" office:value-type="float" office:value="0" calcext:value-type="float">
            <text:p>0</text:p>
          </table:table-cell>
          <table:table-cell/>
          <table:table-cell office:value-type="float" office:value="900" calcext:value-type="float">
            <text:p>90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91]-[.M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92]-[.C92])" office:value-type="float" office:value="0" calcext:value-type="float">
            <text:p>0</text:p>
          </table:table-cell>
          <table:table-cell/>
          <table:table-cell office:value-type="float" office:value="910" calcext:value-type="float">
            <text:p>91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92]-[.H92])" office:value-type="float" office:value="0" calcext:value-type="float">
            <text:p>0</text:p>
          </table:table-cell>
          <table:table-cell/>
          <table:table-cell office:value-type="float" office:value="910" calcext:value-type="float">
            <text:p>91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92]-[.M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93]-[.C93])" office:value-type="float" office:value="0" calcext:value-type="float">
            <text:p>0</text:p>
          </table:table-cell>
          <table:table-cell/>
          <table:table-cell office:value-type="float" office:value="920" calcext:value-type="float">
            <text:p>92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93]-[.H93])" office:value-type="float" office:value="0" calcext:value-type="float">
            <text:p>0</text:p>
          </table:table-cell>
          <table:table-cell/>
          <table:table-cell office:value-type="float" office:value="920" calcext:value-type="float">
            <text:p>92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93]-[.M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94]-[.C94])" office:value-type="float" office:value="0" calcext:value-type="float">
            <text:p>0</text:p>
          </table:table-cell>
          <table:table-cell/>
          <table:table-cell office:value-type="float" office:value="930" calcext:value-type="float">
            <text:p>93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94]-[.H94])" office:value-type="float" office:value="0" calcext:value-type="float">
            <text:p>0</text:p>
          </table:table-cell>
          <table:table-cell/>
          <table:table-cell office:value-type="float" office:value="930" calcext:value-type="float">
            <text:p>93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94]-[.M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95]-[.C95])" office:value-type="float" office:value="0" calcext:value-type="float">
            <text:p>0</text:p>
          </table:table-cell>
          <table:table-cell/>
          <table:table-cell office:value-type="float" office:value="940" calcext:value-type="float">
            <text:p>94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95]-[.H95])" office:value-type="float" office:value="0" calcext:value-type="float">
            <text:p>0</text:p>
          </table:table-cell>
          <table:table-cell/>
          <table:table-cell office:value-type="float" office:value="940" calcext:value-type="float">
            <text:p>94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95]-[.M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96]-[.C96])" office:value-type="float" office:value="0" calcext:value-type="float">
            <text:p>0</text:p>
          </table:table-cell>
          <table:table-cell/>
          <table:table-cell office:value-type="float" office:value="950" calcext:value-type="float">
            <text:p>95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96]-[.H96])" office:value-type="float" office:value="0" calcext:value-type="float">
            <text:p>0</text:p>
          </table:table-cell>
          <table:table-cell/>
          <table:table-cell office:value-type="float" office:value="950" calcext:value-type="float">
            <text:p>95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96]-[.M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97]-[.C97])" office:value-type="float" office:value="0" calcext:value-type="float">
            <text:p>0</text:p>
          </table:table-cell>
          <table:table-cell/>
          <table:table-cell office:value-type="float" office:value="960" calcext:value-type="float">
            <text:p>96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97]-[.H97])" office:value-type="float" office:value="0" calcext:value-type="float">
            <text:p>0</text:p>
          </table:table-cell>
          <table:table-cell/>
          <table:table-cell office:value-type="float" office:value="960" calcext:value-type="float">
            <text:p>96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97]-[.M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98]-[.C98])" office:value-type="float" office:value="0" calcext:value-type="float">
            <text:p>0</text:p>
          </table:table-cell>
          <table:table-cell/>
          <table:table-cell office:value-type="float" office:value="970" calcext:value-type="float">
            <text:p>97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98]-[.H98])" office:value-type="float" office:value="0" calcext:value-type="float">
            <text:p>0</text:p>
          </table:table-cell>
          <table:table-cell/>
          <table:table-cell office:value-type="float" office:value="970" calcext:value-type="float">
            <text:p>97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98]-[.M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99]-[.C99])" office:value-type="float" office:value="0" calcext:value-type="float">
            <text:p>0</text:p>
          </table:table-cell>
          <table:table-cell/>
          <table:table-cell office:value-type="float" office:value="980" calcext:value-type="float">
            <text:p>98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99]-[.H99])" office:value-type="float" office:value="0" calcext:value-type="float">
            <text:p>0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([.L99]-[.M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00]-[.C100])" office:value-type="float" office:value="0" calcext:value-type="float">
            <text:p>0</text:p>
          </table:table-cell>
          <table:table-cell/>
          <table:table-cell office:value-type="float" office:value="990" calcext:value-type="float">
            <text:p>99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100]-[.H100])" office:value-type="float" office:value="0" calcext:value-type="float">
            <text:p>0</text:p>
          </table:table-cell>
          <table:table-cell/>
          <table:table-cell office:value-type="float" office:value="990" calcext:value-type="float">
            <text:p>99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100]-[.M1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01]-[.C101])" office:value-type="float" office:value="0" calcext:value-type="float">
            <text:p>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101]-[.H101])" office:value-type="float" office:value="0" calcext:value-type="float">
            <text:p>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101]-[.M1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02]-[.C102])" office:value-type="float" office:value="0" calcext:value-type="float">
            <text:p>0</text:p>
          </table:table-cell>
          <table:table-cell/>
          <table:table-cell office:value-type="float" office:value="1010" calcext:value-type="float">
            <text:p>101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102]-[.H102])" office:value-type="float" office:value="0" calcext:value-type="float">
            <text:p>0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([.L102]-[.M10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03]-[.C103])" office:value-type="float" office:value="0" calcext:value-type="float">
            <text:p>0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G103]-[.H103])" office:value-type="float" office:value="1" calcext:value-type="float">
            <text:p>1</text:p>
          </table:table-cell>
          <table:table-cell/>
          <table:table-cell office:value-type="float" office:value="1020" calcext:value-type="float">
            <text:p>102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103]-[.M1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04]-[.C104])" office:value-type="float" office:value="0" calcext:value-type="float">
            <text:p>0</text:p>
          </table:table-cell>
          <table:table-cell/>
          <table:table-cell office:value-type="float" office:value="1030" calcext:value-type="float">
            <text:p>103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104]-[.H104])" office:value-type="float" office:value="0" calcext:value-type="float">
            <text:p>0</text:p>
          </table:table-cell>
          <table:table-cell/>
          <table:table-cell office:value-type="float" office:value="1030" calcext:value-type="float">
            <text:p>103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104]-[.M10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05]-[.C105])" office:value-type="float" office:value="0" calcext:value-type="float">
            <text:p>0</text:p>
          </table:table-cell>
          <table:table-cell/>
          <table:table-cell office:value-type="float" office:value="1040" calcext:value-type="float">
            <text:p>104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105]-[.H105])" office:value-type="float" office:value="0" calcext:value-type="float">
            <text:p>0</text:p>
          </table:table-cell>
          <table:table-cell/>
          <table:table-cell office:value-type="float" office:value="1040" calcext:value-type="float">
            <text:p>104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105]-[.M1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06]-[.C106])" office:value-type="float" office:value="0" calcext:value-type="float">
            <text:p>0</text:p>
          </table:table-cell>
          <table:table-cell/>
          <table:table-cell office:value-type="float" office:value="1050" calcext:value-type="float">
            <text:p>105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106]-[.H106])" office:value-type="float" office:value="0" calcext:value-type="float">
            <text:p>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([.L106]-[.M1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07]-[.C107])" office:value-type="float" office:value="0" calcext:value-type="float">
            <text:p>0</text:p>
          </table:table-cell>
          <table:table-cell/>
          <table:table-cell office:value-type="float" office:value="1060" calcext:value-type="float">
            <text:p>106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107]-[.H107])" office:value-type="float" office:value="0" calcext:value-type="float">
            <text:p>0</text:p>
          </table:table-cell>
          <table:table-cell/>
          <table:table-cell office:value-type="float" office:value="1060" calcext:value-type="float">
            <text:p>106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107]-[.M1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08]-[.C108])" office:value-type="float" office:value="0" calcext:value-type="float">
            <text:p>0</text:p>
          </table:table-cell>
          <table:table-cell/>
          <table:table-cell office:value-type="float" office:value="1070" calcext:value-type="float">
            <text:p>107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108]-[.H108])" office:value-type="float" office:value="0" calcext:value-type="float">
            <text:p>0</text:p>
          </table:table-cell>
          <table:table-cell/>
          <table:table-cell office:value-type="float" office:value="1070" calcext:value-type="float">
            <text:p>107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108]-[.M1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09]-[.C109])" office:value-type="float" office:value="0" calcext:value-type="float">
            <text:p>0</text:p>
          </table:table-cell>
          <table:table-cell/>
          <table:table-cell office:value-type="float" office:value="1080" calcext:value-type="float">
            <text:p>108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109]-[.H109])" office:value-type="float" office:value="0" calcext:value-type="float">
            <text:p>0</text:p>
          </table:table-cell>
          <table:table-cell/>
          <table:table-cell office:value-type="float" office:value="1080" calcext:value-type="float">
            <text:p>108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109]-[.M1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10]-[.C110])" office:value-type="float" office:value="0" calcext:value-type="float">
            <text:p>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G110]-[.H110])" office:value-type="float" office:value="1" calcext:value-type="float">
            <text:p>1</text:p>
          </table:table-cell>
          <table:table-cell/>
          <table:table-cell office:value-type="float" office:value="1090" calcext:value-type="float">
            <text:p>109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110]-[.M1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11]-[.C111])" office:value-type="float" office:value="0" calcext:value-type="float">
            <text:p>0</text:p>
          </table:table-cell>
          <table:table-cell/>
          <table:table-cell office:value-type="float" office:value="1100" calcext:value-type="float">
            <text:p>110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111]-[.H111])" office:value-type="float" office:value="0" calcext:value-type="float">
            <text:p>0</text:p>
          </table:table-cell>
          <table:table-cell/>
          <table:table-cell office:value-type="float" office:value="1100" calcext:value-type="float">
            <text:p>110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111]-[.M1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12]-[.C112])" office:value-type="float" office:value="0" calcext:value-type="float">
            <text:p>0</text:p>
          </table:table-cell>
          <table:table-cell/>
          <table:table-cell office:value-type="float" office:value="1110" calcext:value-type="float">
            <text:p>111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112]-[.H112])" office:value-type="float" office:value="0" calcext:value-type="float">
            <text:p>0</text:p>
          </table:table-cell>
          <table:table-cell/>
          <table:table-cell office:value-type="float" office:value="1110" calcext:value-type="float">
            <text:p>111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112]-[.M1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13]-[.C113])" office:value-type="float" office:value="0" calcext:value-type="float">
            <text:p>0</text:p>
          </table:table-cell>
          <table:table-cell/>
          <table:table-cell office:value-type="float" office:value="1120" calcext:value-type="float">
            <text:p>112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113]-[.H113])" office:value-type="float" office:value="0" calcext:value-type="float">
            <text:p>0</text:p>
          </table:table-cell>
          <table:table-cell/>
          <table:table-cell office:value-type="float" office:value="1120" calcext:value-type="float">
            <text:p>112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113]-[.M1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14]-[.C114])" office:value-type="float" office:value="0" calcext:value-type="float">
            <text:p>0</text:p>
          </table:table-cell>
          <table:table-cell/>
          <table:table-cell office:value-type="float" office:value="1130" calcext:value-type="float">
            <text:p>113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114]-[.H114])" office:value-type="float" office:value="0" calcext:value-type="float">
            <text:p>0</text:p>
          </table:table-cell>
          <table:table-cell/>
          <table:table-cell office:value-type="float" office:value="1130" calcext:value-type="float">
            <text:p>113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114]-[.M1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15]-[.C115])" office:value-type="float" office:value="0" calcext:value-type="float">
            <text:p>0</text:p>
          </table:table-cell>
          <table:table-cell/>
          <table:table-cell office:value-type="float" office:value="1140" calcext:value-type="float">
            <text:p>114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115]-[.H115])" office:value-type="float" office:value="0" calcext:value-type="float">
            <text:p>0</text:p>
          </table:table-cell>
          <table:table-cell/>
          <table:table-cell office:value-type="float" office:value="1140" calcext:value-type="float">
            <text:p>114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115]-[.M1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16]-[.C116])" office:value-type="float" office:value="0" calcext:value-type="float">
            <text:p>0</text:p>
          </table:table-cell>
          <table:table-cell/>
          <table:table-cell office:value-type="float" office:value="1150" calcext:value-type="float">
            <text:p>115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116]-[.H116])" office:value-type="float" office:value="0" calcext:value-type="float">
            <text:p>0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([.L116]-[.M1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17]-[.C117])" office:value-type="float" office:value="0" calcext:value-type="float">
            <text:p>0</text:p>
          </table:table-cell>
          <table:table-cell/>
          <table:table-cell office:value-type="float" office:value="1160" calcext:value-type="float">
            <text:p>116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117]-[.H117])" office:value-type="float" office:value="0" calcext:value-type="float">
            <text:p>0</text:p>
          </table:table-cell>
          <table:table-cell/>
          <table:table-cell office:value-type="float" office:value="1160" calcext:value-type="float">
            <text:p>116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117]-[.M1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18]-[.C118])" office:value-type="float" office:value="0" calcext:value-type="float">
            <text:p>0</text:p>
          </table:table-cell>
          <table:table-cell/>
          <table:table-cell office:value-type="float" office:value="1170" calcext:value-type="float">
            <text:p>117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118]-[.H118])" office:value-type="float" office:value="0" calcext:value-type="float">
            <text:p>0</text:p>
          </table:table-cell>
          <table:table-cell/>
          <table:table-cell office:value-type="float" office:value="1170" calcext:value-type="float">
            <text:p>117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118]-[.M1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19]-[.C119])" office:value-type="float" office:value="0" calcext:value-type="float">
            <text:p>0</text:p>
          </table:table-cell>
          <table:table-cell/>
          <table:table-cell office:value-type="float" office:value="1180" calcext:value-type="float">
            <text:p>118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119]-[.H119])" office:value-type="float" office:value="0" calcext:value-type="float">
            <text:p>0</text:p>
          </table:table-cell>
          <table:table-cell/>
          <table:table-cell office:value-type="float" office:value="1180" calcext:value-type="float">
            <text:p>118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119]-[.M1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20]-[.C120])" office:value-type="float" office:value="0" calcext:value-type="float">
            <text:p>0</text:p>
          </table:table-cell>
          <table:table-cell/>
          <table:table-cell office:value-type="float" office:value="1190" calcext:value-type="float">
            <text:p>119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120]-[.H120])" office:value-type="float" office:value="0" calcext:value-type="float">
            <text:p>0</text:p>
          </table:table-cell>
          <table:table-cell/>
          <table:table-cell office:value-type="float" office:value="1190" calcext:value-type="float">
            <text:p>119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120]-[.M1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21]-[.C121])" office:value-type="float" office:value="0" calcext:value-type="float">
            <text:p>0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G121]-[.H121])" office:value-type="float" office:value="0" calcext:value-type="float">
            <text:p>0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L121]-[.M121])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89:.B123])" office:value-type="float" office:value="66" calcext:value-type="float">
            <text:p>66</text:p>
          </table:table-cell>
          <table:table-cell table:formula="of:=SUM([.C89:.C123])" office:value-type="float" office:value="66" calcext:value-type="float">
            <text:p>66</text:p>
          </table:table-cell>
          <table:table-cell table:formula="of:=SUM([.D89:.D123])" office:value-type="float" office:value="0" calcext:value-type="float">
            <text:p>0</text:p>
          </table:table-cell>
          <table:table-cell/>
          <table:table-cell office:value-type="string" calcext:value-type="string">
            <text:p>Total:</text:p>
          </table:table-cell>
          <table:table-cell table:formula="of:=SUM([.G89:.G123])" office:value-type="float" office:value="132" calcext:value-type="float">
            <text:p>132</text:p>
          </table:table-cell>
          <table:table-cell table:formula="of:=SUM([.H89:.H123])" office:value-type="float" office:value="130" calcext:value-type="float">
            <text:p>130</text:p>
          </table:table-cell>
          <table:table-cell table:formula="of:=SUM([.I89:.I123])" office:value-type="float" office:value="2" calcext:value-type="float">
            <text:p>2</text:p>
          </table:table-cell>
          <table:table-cell/>
          <table:table-cell office:value-type="string" calcext:value-type="string">
            <text:p>Total:</text:p>
          </table:table-cell>
          <table:table-cell table:formula="of:=SUM([.L89:.L123])" office:value-type="float" office:value="264" calcext:value-type="float">
            <text:p>264</text:p>
          </table:table-cell>
          <table:table-cell table:formula="of:=SUM([.M89:.M123])" office:value-type="float" office:value="259" calcext:value-type="float">
            <text:p>259</text:p>
          </table:table-cell>
          <table:table-cell table:formula="of:=SUM([.N89:.N123])" office:value-type="float" office:value="5" calcext:value-type="float">
            <text:p>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édia</text:p>
          </table:table-cell>
          <table:table-cell table:formula="of:=MEDIAN([.B89:.B123])" office:value-type="float" office:value="2" calcext:value-type="float">
            <text:p>2</text:p>
          </table:table-cell>
          <table:table-cell table:formula="of:=MEDIAN([.C89:.C123])" office:value-type="float" office:value="2" calcext:value-type="float">
            <text:p>2</text:p>
          </table:table-cell>
          <table:table-cell table:formula="of:=MEDIAN([.D89:.D123])" office:value-type="float" office:value="0" calcext:value-type="float">
            <text:p>0</text:p>
          </table:table-cell>
          <table:table-cell/>
          <table:table-cell office:value-type="string" calcext:value-type="string">
            <text:p>Média</text:p>
          </table:table-cell>
          <table:table-cell table:formula="of:=MEDIAN([.G89:.G123])" office:value-type="float" office:value="4" calcext:value-type="float">
            <text:p>4</text:p>
          </table:table-cell>
          <table:table-cell table:formula="of:=MEDIAN([.H89:.H123])" office:value-type="float" office:value="4" calcext:value-type="float">
            <text:p>4</text:p>
          </table:table-cell>
          <table:table-cell table:formula="of:=MEDIAN([.I89:.I123])" office:value-type="float" office:value="0" calcext:value-type="float">
            <text:p>0</text:p>
          </table:table-cell>
          <table:table-cell/>
          <table:table-cell office:value-type="string" calcext:value-type="string">
            <text:p>Média</text:p>
          </table:table-cell>
          <table:table-cell table:formula="of:=MEDIAN([.L89:.L123])" office:value-type="float" office:value="8" calcext:value-type="float">
            <text:p>8</text:p>
          </table:table-cell>
          <table:table-cell table:formula="of:=MEDIAN([.M89:.M123])" office:value-type="float" office:value="8" calcext:value-type="float">
            <text:p>8</text:p>
          </table:table-cell>
          <table:table-cell table:formula="of:=MEDIAN([.N89:.N123]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Tx de detecção: </text:p>
          </table:table-cell>
          <table:table-cell table:style-name="ce2" table:formula="of:=([.C126]/[.B126])" office:value-type="percentage" office:value="1" calcext:value-type="percentage">
            <text:p>100,00%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Tx de detecção: </text:p>
          </table:table-cell>
          <table:table-cell table:style-name="ce2" table:formula="of:=([.H126]/[.G126])" office:value-type="percentage" office:value="0.984848484848485" calcext:value-type="percentage">
            <text:p>98,48%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Tx de detecção: </text:p>
          </table:table-cell>
          <table:table-cell table:style-name="ce2" table:formula="of:=([.M126]/[.L126])" office:value-type="percentage" office:value="0.981060606060606" calcext:value-type="percentage">
            <text:p>98,11%</text:p>
          </table:table-cell>
          <table:table-cell table:style-name="Default"/>
        </table:table-row>
        <table:table-row table:style-name="ro1" table:number-rows-repeated="104844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1">00/00/0000</text:date>, <text:time style:data-style-name="N2" text:time-value="14:02:24.9732146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09:19:41.374683672</meta:creation-date>
    <dc:date>2019-05-29T09:45:53.313816835</dc:date>
    <meta:editing-duration>PT9M20S</meta:editing-duration>
    <meta:editing-cycles>3</meta:editing-cycles>
    <meta:generator>LibreOffice/5.1.6.2$Linux_X86_64 LibreOffice_project/10m0$Build-2</meta:generator>
    <meta:document-statistic meta:table-count="1" meta:cell-count="1482" meta:object-count="0"/>
  </office:meta>
</office:document-meta>
</file>